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4">
      <style:paragraph-properties fo:margin-top="0in" fo:margin-bottom="0in" style:contextual-spacing="false"/>
    </style:style>
    <style:style style:name="P5" style:family="paragraph" style:parent-style-name="Text_20_body" style:list-style-name="L5">
      <style:paragraph-properties fo:margin-top="0in" fo:margin-bottom="0in" style:contextual-spacing="false"/>
    </style:style>
    <style:style style:name="P6" style:family="paragraph" style:parent-style-name="Text_20_body" style:list-style-name="L6">
      <style:paragraph-properties fo:margin-top="0in" fo:margin-bottom="0in" style:contextual-spacing="false"/>
    </style:style>
    <style:style style:name="P7" style:family="paragraph" style:parent-style-name="Text_20_body" style:list-style-name="L7"/>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editing-files-with-nano"/>Editing Files with <text:span text:style-name="Source_5f_Text">nano</text:span><text:bookmark-end text:name="editing-files-with-nano"/></text:h>
      <text:h text:style-name="Heading_20_2" text:outline-level="2" text:is-list-header="true"><text:bookmark-start text:name="introduction"/>Introduction<text:bookmark-end text:name="introduction"/></text:h>
      <text:p text:style-name="First_20_paragraph"><text:span text:style-name="Source_5f_Text">nano</text:span> is a simple, command-line text editor for Unix-like operating systems, including Linux. Think of it like a very basic version of Notepad on Windows or TextEdit on macOS, but instead of a graphical interface, you interact with it directly in your terminal.</text:p>
      <text:p text:style-name="Text_20_body">Its primary purpose is to allow you to create, view, and modify text files directly within the command line. This is incredibly important for system administrators because many configuration files, scripts, and logs on a Linux server are just plain text files. You often won't have a graphical desktop environment on a server, so being comfortable with a command-line editor like <text:span text:style-name="Source_5f_Text">nano</text:span> is essential.</text:p>
      <text:p text:style-name="Text_20_body">One of the biggest reasons <text:span text:style-name="Source_5f_Text">nano</text:span> is great for new users is its simplicity. Unlike more powerful but complex editors like <text:span text:style-name="Source_5f_Text">vi</text:span> or <text:span text:style-name="Source_5f_Text">emacs</text:span>, <text:span text:style-name="Source_5f_Text">nano</text:span> has a straightforward interface with on-screen help, making it much easier to learn and use without memorizing many complex commands. It's like comparing a bicycle with training wheels to a high-performance racing bike – both get the job done, but one is much easier to start with!</text:p>
      <text:h text:style-name="Heading_20_2" text:outline-level="2"><text:bookmark-start text:name="opening-and-creating-files"/>Opening and Creating Files<text:bookmark-end text:name="opening-and-creating-files"/></text:h>
      <text:p text:style-name="First_20_paragraph">The most fundamental action in <text:span text:style-name="Source_5f_Text">nano</text:span> is opening or creating a file. It's quite simple!</text:p>
      <text:p text:style-name="Text_20_body">To open an existing file, or to create a new one if it doesn't exist, you just type <text:span text:style-name="Source_5f_Text">nano</text:span> followed by the filename in your terminal. For example:</text:p>
      <text:p text:style-name="Preformatted_20_Text"><text:span text:style-name="FunctionTok">nano</text:span><text:span text:style-name="NormalTok"> myfile.txt</text:span> </text:p>
      <text:p text:style-name="First_20_paragraph">If <text:span text:style-name="Source_5f_Text">myfile.txt</text:span> already exists, <text:span text:style-name="Source_5f_Text">nano</text:span> will open it for you to edit. If it doesn't exist, <text:span text:style-name="Source_5f_Text">nano</text:span> will open a blank buffer, and when you save your work, it will create <text:span text:style-name="Source_5f_Text">myfile.txt</text:span> with your content. It's that easy!</text:p>
      <text:p text:style-name="Text_20_body">Once you're inside <text:span text:style-name="Source_5f_Text">nano</text:span>, navigating around the file is intuitive. You can use your <text:span text:style-name="T1">arrow keys</text:span> (Up, Down, Left, Right) to move your cursor character by character and line by line.</text:p>
      <text:p text:style-name="Text_20_body">Here are a few other handy navigation keys:</text:p>
      <text:list xml:id="list1435881729" text:style-name="L4">
        <text:list-item>
          <text:p text:style-name="P4"><text:span text:style-name="T1">Page Up / Page Down (or</text:span> <text:span text:style-name="Source_5f_Text">Fn + Up/Down Arrow</text:span> <text:span text:style-name="T1">on some smaller keyboards)</text:span> to scroll through the file a screen at a time.</text:p>
        </text:list-item>
        <text:list-item>
          <text:p text:style-name="P4"><text:span text:style-name="T1">Home / End keys</text:span> to jump to the beginning or end of the current line.</text:p>
        </text:list-item>
      </text:list>
      <text:p text:style-name="First_20_paragraph">Imagine you have a long shopping list; the arrow keys help you check off individual items, while Page Up/Down lets you quickly scan through sections of the list.</text:p>
      <text:h text:style-name="Heading_20_2" text:outline-level="2"><text:bookmark-start text:name="basic-editing-operations"/><text:soft-page-break/>Basic Editing Operations<text:bookmark-end text:name="basic-editing-operations"/></text:h>
      <text:p text:style-name="First_20_paragraph">Once you're inside <text:span text:style-name="Source_5f_Text">nano</text:span>, typing and deleting text is very straightforward, much like any other text editor. You just start typing, and the characters appear at your cursor's position. To delete, you use the <text:span text:style-name="T1">Backspace</text:span> or <text:span text:style-name="T1">Delete</text:span> keys.</text:p>
      <text:p text:style-name="Text_20_body">Now, for something a bit more advanced but incredibly useful: <text:span text:style-name="T1">cut, copy, and paste</text:span>. In nano, these operations use special keyboard shortcuts, usually involving the <text:span text:style-name="T1">Control key (Ctrl)</text:span>, sometimes abbreviated as <text:span text:style-name="Source_5f_Text">^</text:span> (caret) in the <text:span text:style-name="Source_5f_Text">nano</text:span> interface.</text:p>
      <text:p text:style-name="Text_20_body">Here are the basic shortcuts you'll use:</text:p>
      <text:list xml:id="list3733511370" text:style-name="L5">
        <text:list-item>
          <text:p text:style-name="P5"><text:span text:style-name="T1">Cut a line</text:span>: <text:span text:style-name="Source_5f_Text">Ctrl + K</text:span> (This "cuts" the entire line where your cursor is located)</text:p>
        </text:list-item>
        <text:list-item>
          <text:p text:style-name="P5"><text:span text:style-name="T1">Paste</text:span>: <text:span text:style-name="Source_5f_Text">Ctrl + U</text:span> (This pastes the cut or copied text at your cursor's position)</text:p>
        </text:list-item>
      </text:list>
      <text:p text:style-name="First_20_paragraph">"But what about copying?" you might ask. <text:span text:style-name="Source_5f_Text">nano</text:span> doesn't have a direct "copy" command in the same way you might be used to with <text:span text:style-name="Source_5f_Text">Ctrl+C</text:span>. Instead, you perform a "copy" by first "cutting" the line (<text:span text:style-name="Source_5f_Text">Ctrl + K</text:span>) and then immediately "uncutting" it (<text:span text:style-name="Source_5f_Text">Ctrl + U</text:span>) to restore it, while the text remains in <text:span text:style-name="Source_5f_Text">nano</text:span>'s internal clipboard for pasting elsewhere. It's a bit quirky but effective!</text:p>
      <text:h text:style-name="Heading_20_2" text:outline-level="2"><text:bookmark-start text:name="saving-and-exiting"/>Saving and Exiting<text:bookmark-end text:name="saving-and-exiting"/></text:h>
      <text:p text:style-name="First_20_paragraph">There's no point in making changes if you can't save them, right? <text:span text:style-name="Source_5f_Text">nano</text:span> uses a simple command to "write out" your changes, which means saving them to the file.</text:p>
      <text:h text:style-name="Heading_20_3" text:outline-level="3"><text:bookmark-start text:name="saving-your-work"/>Saving Your Work<text:bookmark-end text:name="saving-your-work"/></text:h>
      <text:p text:style-name="First_20_paragraph">To save your changes, you'll see a line at the bottom of the <text:span text:style-name="Source_5f_Text">nano</text:span> interface that says <text:span text:style-name="Source_5f_Text">^O Write Out</text:span>. This means you press <text:span text:style-name="Source_5f_Text">Ctrl + O</text:span>.</text:p>
      <text:p text:style-name="Text_20_body">When you press <text:span text:style-name="Source_5f_Text">Ctrl + O</text:span>, <text:span text:style-name="Source_5f_Text">nano</text:span> will ask you to confirm the filename at the bottom of the screen. Usually, you'll just press <text:span text:style-name="T1">Enter</text:span> to save it with the existing name. If you wanted to save it under a new name (effectively making a copy), you could type a different filename before pressing Enter.</text:p>
      <text:h text:style-name="Heading_20_3" text:outline-level="3"><text:bookmark-start text:name="exiting-nano"/>Exiting nano<text:bookmark-end text:name="exiting-nano"/></text:h>
      <text:p text:style-name="First_20_paragraph">Once you've saved (or if you haven't made any changes and just want to quit), you'll want to exit <text:span text:style-name="Source_5f_Text">nano</text:span>. Look for <text:span text:style-name="Source_5f_Text">^X Exit</text:span> at the bottom of the screen. This means you press <text:span text:style-name="Source_5f_Text">Ctrl + X</text:span>.</text:p>
      <text:list xml:id="list2890427112" text:style-name="L6">
        <text:list-item>
          <text:p text:style-name="P6">If you've made changes and haven't saved them, nano will ask you if you want to save the modified buffer (Yes/No/Cancel). You can press Y for Yes, N for No, or <text:span text:style-name="T1">Ctrl + C</text:span> to cancel and stay in <text:span text:style-name="Source_5f_Text">nano</text:span>.</text:p>
        </text:list-item>
        <text:list-item>
          <text:p text:style-name="P6">If you have saved your changes or made no changes, <text:span text:style-name="Source_5f_Text">nano</text:span> will simply close and return you to your command prompt.</text:p>
        </text:list-item>
      </text:list>
      <text:h text:style-name="Heading_20_2" text:outline-level="2"><text:bookmark-start text:name="essential-nano-shortcuts"/><text:soft-page-break/>Essential <text:span text:style-name="Source_5f_Text">nano</text:span> Shortcuts<text:bookmark-end text:name="essential-nano-shortcuts"/></text:h>
      <text:p text:style-name="First_20_paragraph">While the basics are crucial, knowing a few extra shortcuts can really speed up your workflow, especially when dealing with larger files or when you need to find and replace text.</text:p>
      <text:p text:style-name="Text_20_body">Here are a few key ones:</text:p>
      <text:list xml:id="list1201464479" text:style-name="L7">
        <text:list-item>
          <text:p text:style-name="P7"><text:span text:style-name="Source_5f_Text">Ctrl + W</text:span> <text:span text:style-name="T1">(Where Is)</text:span>: This is your search command. When you press <text:span text:style-name="Source_5f_Text">Ctrl + W</text:span>, <text:span text:style-name="Source_5f_Text">nano</text:span> will prompt you at the bottom of the screen to enter the text you want to search for. After you type it and press Enter, <text:span text:style-name="Source_5f_Text">nano</text:span> will jump to the first occurrence. You can then press <text:span text:style-name="Source_5f_Text">Alt + W</text:span> (or <text:span text:style-name="Source_5f_Text">Esc</text:span> then <text:span text:style-name="Source_5f_Text">W</text:span> on some systems) to find the next occurrence. This is super handy when you're looking for a specific configuration setting in a large file.</text:p>
        </text:list-item>
        <text:list-item>
          <text:p text:style-name="P7"><text:span text:style-name="Source_5f_Text">Ctrl + \</text:span> <text:span text:style-name="T1">(Replace)</text:span>: This allows you to find and replace text. After pressing <text:span text:style-name="Source_5f_Text">Ctrl + \</text:span>, <text:span text:style-name="Source_5f_Text">nano</text:span> will ask you for the text to search for, and then the text to replace it with. It will then prompt you to replace the current instance, or all instances. Be careful with "Replace All" as it can sometimes have unintended consequences if you're not precise with your search!</text:p>
        </text:list-item>
        <text:list-item>
          <text:p text:style-name="P7"><text:span text:style-name="Source_5f_Text">Ctrl + _</text:span> <text:span text:style-name="T1">(Go To Line)</text:span>: If you know exactly which line number you want to jump to, <text:span text:style-name="Source_5f_Text">Ctrl + _</text:span> is your friend. <text:span text:style-name="Source_5f_Text">nano</text:span> will ask for the line number, and then the column number (optional). This is particularly useful when a program gives you an error message pointing to a specific line in a configuration file or script.</text:p>
        </text:list-item>
        <text:list-item>
          <text:p text:style-name="P7"><text:span text:style-name="Source_5f_Text">Ctrl + G</text:span> <text:span text:style-name="T1">(Get Help)</text:span>: If you ever forget a shortcut or want to see all the available commands, <text:span text:style-name="Source_5f_Text">Ctrl + G</text:span> will bring up nano's built-in help screen. It lists all the common commands and their corresponding key combinations. You can exit the help screen by pressing <text:span text:style-name="Source_5f_Text">Ctrl + X</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16:21Z</meta:creation-date>
    <dc:date>2025-06-10T11:48:20.539235453</dc:date>
    <meta:editing-duration>PT59S</meta:editing-duration>
    <meta:editing-cycles>1</meta:editing-cycles>
    <meta:document-statistic meta:table-count="0" meta:image-count="0" meta:object-count="0" meta:page-count="3" meta:paragraph-count="39" meta:word-count="1088" meta:character-count="5944" meta:non-whitespace-character-count="4902"/>
  </office:meta>
</office:document-meta>
</file>